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2285890165830051376"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text:soft-page-break/>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text:soft-page-break/>ногти себе изгрыз от волнения. Но, блин,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text:soft-page-break/>–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text:soft-page-break/></text:p>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text:soft-page-break/>–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oft-page-break/><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text:soft-page-break/></text:p>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text:soft-page-break/>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text:soft-page-break/>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text:soft-page-break/></text:p>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text:soft-page-break/>–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text:soft-page-break/>–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text:soft-page-break/>–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text:span><text:soft-page-break/><text:span text:style-name="T3">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oft-page-break/><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text:soft-page-break/>–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text:soft-page-break/>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text:soft-page-break/>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oft-page-break/><text:span text:style-name="T21">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text:soft-page-break/>–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text:soft-page-break/>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soft-page-break/>~~~</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text:soft-page-break/>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soft-page-break/>~~~</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text:soft-page-break/></text:p>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text:soft-page-break/>–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text:soft-page-break/>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text:soft-page-break/></text:p>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oft-page-break/><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oft-page-break/><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oft-page-break/><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oft-page-break/><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17T01:11:49.57</dc:date>
    <meta:editing-duration>P149DT10H4M54S</meta:editing-duration>
    <meta:editing-cycles>943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39" meta:paragraph-count="4760" meta:word-count="105853" meta:character-count="673187"/>
  </office:meta>
</office:document-meta>
</file>